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-16338" calcext:value-type="float">
            <text:p>-16338</text:p>
          </table:table-cell>
          <table:table-cell/>
          <table:table-cell table:formula="of:=[.E30]-[.E29]" office:value-type="float" office:value="-3543" calcext:value-type="float">
            <text:p>-3543</text:p>
          </table:table-cell>
          <table:table-cell/>
          <table:table-cell table:formula="of:=[.H29]+[.G30]" office:value-type="float" office:value="6720" calcext:value-type="float">
            <text:p>6720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6720" calcext:value-type="float">
            <text:p>6720</text:p>
          </table:table-cell>
          <table:table-cell/>
          <table:table-cell table:formula="of:=[.I31]-[.I30]" office:value-type="float" office:value="-25" calcext:value-type="float">
            <text:p>-2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6720" calcext:value-type="float">
            <text:p>6720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6720" calcext:value-type="float">
            <text:p>6720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6720" calcext:value-type="float">
            <text:p>6720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6720" calcext:value-type="float">
            <text:p>6720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6720" calcext:value-type="float">
            <text:p>6720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6720" calcext:value-type="float">
            <text:p>6720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6720" calcext:value-type="float">
            <text:p>6720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6720" calcext:value-type="float">
            <text:p>6720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6720" calcext:value-type="float">
            <text:p>6720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6720" calcext:value-type="float">
            <text:p>6720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6720" calcext:value-type="float">
            <text:p>6720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6720" calcext:value-type="float">
            <text:p>6720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6720" calcext:value-type="float">
            <text:p>6720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6720" calcext:value-type="float">
            <text:p>6720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6720" calcext:value-type="float">
            <text:p>6720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6720" calcext:value-type="float">
            <text:p>6720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6720" calcext:value-type="float">
            <text:p>6720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6720" calcext:value-type="float">
            <text:p>6720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6720" calcext:value-type="float">
            <text:p>6720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6720" calcext:value-type="float">
            <text:p>6720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6720" calcext:value-type="float">
            <text:p>6720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6720" calcext:value-type="float">
            <text:p>6720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6720" calcext:value-type="float">
            <text:p>6720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6720" calcext:value-type="float">
            <text:p>6720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6720" calcext:value-type="float">
            <text:p>6720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6720" calcext:value-type="float">
            <text:p>6720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6720" calcext:value-type="float">
            <text:p>6720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6720" calcext:value-type="float">
            <text:p>6720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6720" calcext:value-type="float">
            <text:p>6720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6720" calcext:value-type="float">
            <text:p>6720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6720" calcext:value-type="float">
            <text:p>6720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6720" calcext:value-type="float">
            <text:p>6720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6720" calcext:value-type="float">
            <text:p>6720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6720" calcext:value-type="float">
            <text:p>6720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6720" calcext:value-type="float">
            <text:p>6720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6720" calcext:value-type="float">
            <text:p>6720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6720" calcext:value-type="float">
            <text:p>6720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6720" calcext:value-type="float">
            <text:p>6720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6720" calcext:value-type="float">
            <text:p>6720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6720" calcext:value-type="float">
            <text:p>6720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6720" calcext:value-type="float">
            <text:p>6720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6720" calcext:value-type="float">
            <text:p>6720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6720" calcext:value-type="float">
            <text:p>6720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6720" calcext:value-type="float">
            <text:p>6720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6720" calcext:value-type="float">
            <text:p>6720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6720" calcext:value-type="float">
            <text:p>6720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6720" calcext:value-type="float">
            <text:p>6720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6720" calcext:value-type="float">
            <text:p>6720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6720" calcext:value-type="float">
            <text:p>6720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6720" calcext:value-type="float">
            <text:p>6720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6720" calcext:value-type="float">
            <text:p>6720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6720" calcext:value-type="float">
            <text:p>6720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6720" calcext:value-type="float">
            <text:p>6720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6720" calcext:value-type="float">
            <text:p>6720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6720" calcext:value-type="float">
            <text:p>6720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6720" calcext:value-type="float">
            <text:p>6720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6720" calcext:value-type="float">
            <text:p>6720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6720" calcext:value-type="float">
            <text:p>6720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6720" calcext:value-type="float">
            <text:p>6720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6720" calcext:value-type="float">
            <text:p>6720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6720" calcext:value-type="float">
            <text:p>6720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6720" calcext:value-type="float">
            <text:p>6720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6720" calcext:value-type="float">
            <text:p>6720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6720" calcext:value-type="float">
            <text:p>6720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6720" calcext:value-type="float">
            <text:p>6720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6720" calcext:value-type="float">
            <text:p>6720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6720" calcext:value-type="float">
            <text:p>6720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6720" calcext:value-type="float">
            <text:p>6720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6720" calcext:value-type="float">
            <text:p>6720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6720" calcext:value-type="float">
            <text:p>6720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6720" calcext:value-type="float">
            <text:p>6720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6720" calcext:value-type="float">
            <text:p>6720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6720" calcext:value-type="float">
            <text:p>6720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6720" calcext:value-type="float">
            <text:p>6720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6720" calcext:value-type="float">
            <text:p>6720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6720" calcext:value-type="float">
            <text:p>6720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6720" calcext:value-type="float">
            <text:p>6720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6720" calcext:value-type="float">
            <text:p>6720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6720" calcext:value-type="float">
            <text:p>6720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6720" calcext:value-type="float">
            <text:p>6720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6720" calcext:value-type="float">
            <text:p>6720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6720" calcext:value-type="float">
            <text:p>6720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6720" calcext:value-type="float">
            <text:p>6720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6720" calcext:value-type="float">
            <text:p>6720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6720" calcext:value-type="float">
            <text:p>6720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6720" calcext:value-type="float">
            <text:p>6720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9:47:36.818870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6T19:16:41.590325309</dc:date>
    <meta:editing-cycles>38</meta:editing-cycles>
    <meta:editing-duration>P1DT23H18M15S</meta:editing-duration>
    <meta:generator>LibreOffice/6.0.3.2$Linux_X86_64 LibreOffice_project/00m0$Build-2</meta:generator>
    <meta:document-statistic meta:table-count="1" meta:cell-count="7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